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Features.sizeToString( in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pletInstanceFeatures.addChangedCopletInstanceData( PortalService service , CopletInstance 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pletInstanceFeatures.isSizingEvent( CopletInstanceEvent ci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letInstanceFeatures.getChangedCopletInstanceDataObjects( PortalService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InstanceFeatures.getSize( CopletInstanceEvent ci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